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fo:font-weight="bold" officeooo:rsid="00148bf6" officeooo:paragraph-rsid="00148bf6" style:font-size-asian="12.25pt" style:font-weight-asian="bold" style:font-size-complex="14pt" style:font-weight-complex="bold"/>
    </style:style>
    <style:style style:name="P2" style:family="paragraph" style:parent-style-name="Preformatted_20_Text">
      <style:text-properties style:font-name="Liberation Serif" fo:font-size="14pt" fo:font-weight="normal" officeooo:rsid="00148bf6" officeooo:paragraph-rsid="00148bf6" style:font-size-asian="12.25pt" style:font-weight-asian="normal" style:font-size-complex="14pt" style:font-weight-complex="normal"/>
    </style:style>
    <style:style style:name="P3" style:family="paragraph" style:parent-style-name="Preformatted_20_Text">
      <style:text-properties style:font-name="Liberation Serif" fo:font-size="14pt" fo:font-weight="normal" officeooo:rsid="001649fc" officeooo:paragraph-rsid="001649fc" style:font-size-asian="12.25pt" style:font-weight-asian="normal" style:font-size-complex="14pt" style:font-weight-complex="normal"/>
    </style:style>
    <style:style style:name="P4" style:family="paragraph" style:parent-style-name="Preformatted_20_Text">
      <style:text-properties style:font-name="Liberation Serif" fo:font-size="14pt" fo:font-weight="normal" officeooo:rsid="001823e4" officeooo:paragraph-rsid="001823e4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649fc"/>
    </style:style>
    <style:style style:name="T4" style:family="text">
      <style:text-properties officeooo:rsid="001823e4"/>
    </style:style>
    <style:style style:name="T5" style:family="text">
      <style:text-properties officeooo:rsid="0018d4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: Docker Storage</text:p>
      <text:p text:style-name="P2"/>
      <text:p text:style-name="P2">Q-1 What location are the files related to the docker containers and images stored ?</text:p>
      <text:p text:style-name="P2">A-1 /var/lib/docker</text:p>
      <text:p text:style-name="P2"/>
      <text:p text:style-name="P2">Q-2 What directory under /var/lib/docker are the files related to the container <text:span text:style-name="T1">alpine-3</text:span> image stored ?</text:p>
      <text:p text:style-name="P2">A-2 Go to /var/lib/docker/containers/</text:p>
      <text:p text:style-name="P2">docker ps -a &amp; look for alpine-3 image &amp; see its id</text:p>
      <text:p text:style-name="P2">compair this id to in this directory /var/lib/docker/containers</text:p>
      <text:p text:style-name="P2"/>
      <text:p text:style-name="P2">Q-3 Run a mysql container named <text:span text:style-name="T1">mysql-db</text:span> using the <text:span text:style-name="T1">mysql </text:span>image. Set database password to <text:span text:style-name="T1">db_pass123</text:span></text:p>
      <text:p text:style-name="P2">Note: Remember to run it tin the detached mode.</text:p>
      <text:p text:style-name="P2"/>
      <text:p text:style-name="P2">A-<text:span text:style-name="T3">3</text:span> docker run -d -<text:span text:style-name="T3">e </text:span>MYSQL_<text:span text:style-name="T3">ROOT_</text:span>PASSWORD=db_pass123 --name mysql-db mysql</text:p>
      <text:p text:style-name="P2"/>
      <text:p text:style-name="P3">Q-4 We have just written some data into the database. To view the information we wrote, tun the <text:span text:style-name="T1">get-data.sh</text:span> script available in the <text:span text:style-name="T1">​/root</text:span> directory. </text:p>
      <text:p text:style-name="P3">How many customers data have been written tothe database ?</text:p>
      <text:p text:style-name="P3"><text:line-break/>Command: <text:span text:style-name="T1">sh get-data.sh</text:span></text:p>
      <text:p text:style-name="P3"><text:span text:style-name="T2"/></text:p>
      <text:p text:style-name="P3">A-4 sh get-data.sh – 30</text:p>
      <text:p text:style-name="P3"/>
      <text:p text:style-name="P3">Q-5 The database crashed. Are you able to view the data now ?</text:p>
      <text:p text:style-name="P3">Use the same command to try and view data. Try to find the container.</text:p>
      <text:p text:style-name="P3"/>
      <text:p text:style-name="P3">A-5 No.</text:p>
      <text:p text:style-name="P3"/>
      <text:p text:style-name="P3">Q-6 Run a mysql container again, but this time map a volume to the container.<text:line-break/>So, that the data stored by the container is stored at <text:span text:style-name="T1">/opt/data</text:span> on the host.</text:p>
      <text:p text:style-name="P3"/>
      <text:p text:style-name="P3">Use the same name: <text:span text:style-name="T1">mysql-db </text:span>and same password: <text:span text:style-name="T1">db_pass123</text:span> as before. Mysql stores data at <text:span text:style-name="T1">/var/lib/mysql</text:span> inside the container.</text:p>
      <text:p text:style-name="P3"/>
      <text:p text:style-name="P3">A-6 <text:span text:style-name="T4">docker run -v /opt/data:/var/lib/mysql -e MYSQL_ROOT_PASSWORD=db_pass123 -d --name myslq-db mysql</text:span></text:p>
      <text:p text:style-name="P3"/>
      <text:p text:style-name="P4">Q-7 We have now re-written data again.<text:line-break/>Run the <text:span text:style-name="T1">get-data.sh</text:span> script to ensure data is present.</text:p>
      <text:p text:style-name="P4"/>
      <text:p text:style-name="P4">Command: <text:span text:style-name="T1">sh get-data.sh</text:span></text:p>
      <text:p text:style-name="P4"><text:span text:style-name="T2"/></text:p>
      <text:p text:style-name="P4"><text:soft-page-break/>A-7 Ok.</text:p>
      <text:p text:style-name="P4"/>
      <text:p text:style-name="P4">Q-8 Disaster Strikes.. again! And the database creashed again. But this time we hvae the data stored at <text:span text:style-name="T1">/opt/data</text:span> directory.<text:line-break/>Re-deploy a new mysql instance using the smae options as before.<text:line-break/><text:line-break/>Just run the same command as before. Here it is for your convenience: docker run -v /opt/data:/var/lib/mysql <text:s/>-d -e MYSLQ_ROOT_PASSWORD=db_pass123 --name mysql-db mysql</text:p>
      <text:p text:style-name="P3"/>
      <text:p text:style-name="P4">A-9 docker run -v /opt/data:/var/lib/mysql <text:s/>-d -e MYSLQ_ROOT_PASSWORD=db_pass123 --name mysql-db mysql</text:p>
      <text:p text:style-name="P4"/>
      <text:p text:style-name="P4">Q-10 Fetch data and make sure it is present.</text:p>
      <text:p text:style-name="P4">Command: <text:span text:style-name="T1">sh get-data.sh</text:span></text:p>
      <text:p text:style-name="P4"><text:span text:style-name="T2"/></text:p>
      <text:p text:style-name="P4">A-10 sh get-data.sh – <text:span text:style-name="T5">OK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6-07T16:51:10.950983777</dc:date>
    <meta:editing-duration>PT26S</meta:editing-duration>
    <meta:editing-cycles>1</meta:editing-cycles>
    <meta:document-statistic meta:table-count="0" meta:image-count="0" meta:object-count="0" meta:page-count="2" meta:paragraph-count="28" meta:word-count="331" meta:character-count="2044" meta:non-whitespace-character-count="1737"/>
    <meta:generator>LibreOffice/6.4.7.2$Linux_X86_64 LibreOffice_project/40$Build-2</meta:generator>
  </office:meta>
</office:document-meta>
</file>